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bf54" officeooo:paragraph-rsid="001dbf54"/>
    </style:style>
    <style:style style:name="P2" style:family="paragraph" style:parent-style-name="Standard">
      <style:text-properties officeooo:rsid="001f2f78" officeooo:paragraph-rsid="001f2f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\040database</text:p>
      <text:p text:style-name="P2">;</text:p>
      <text:p text:style-name="P2">create\040database\040mydb;</text:p>
      <text:p text:style-name="P2">show\040databases;</text:p>
      <text:p text:style-name="P2">use\040mydb;</text:p>
      <text:p text:style-name="P2">create\040table\040emp(id\040int,Name\040varchar(32),Address\040varchar(32));</text:p>
      <text:p text:style-name="P2">desc\040emp;</text:p>
      <text:p text:style-name="P2">insert\040into\040emp(1,'Anil','Faridabad');</text:p>
      <text:p text:style-name="P2">insert\040into\040emp\040values(1,'Anil','Faridabad');</text:p>
      <text:p text:style-name="P2">select\040*\040from\040emp;</text:p>
      <text:p text:style-name="P2">delete\040emp</text:p>
      <text:p text:style-name="P2">;</text:p>
      <text:p text:style-name="P2">drop\040table\040emp;</text:p>
      <text:p text:style-name="P2">show\040tables;</text:p>
      <text:p text:style-name="P2">create\040table\040emp(Id\040int,Name\040varchar(32),Deg\040varchar(32),salary\040int);</text:p>
      <text:p text:style-name="P2">desc\040emp;</text:p>
      <text:p text:style-name="P2">insert\040into\040emp\040values</text:p>
      <text:p text:style-name="P2">(1,'Anil','Worker',10000);</text:p>
      <text:p text:style-name="P2">insert\040into\040emp\040values\040(1,'Anil','Worker',10000);</text:p>
      <text:p text:style-name="P2">insert\040into\040emp\040values\040(2,'Atul','Worker',8000);</text:p>
      <text:p text:style-name="P2">select\040*\040from\040emp;</text:p>
      <text:p text:style-name="P2">insert\040into\040emp\040values\040(2,'Atul','Worker',8000)</text:p>
      <text:p text:style-name="P2">;</text:p>
      <text:p text:style-name="P2">select\040*\040from\040emp</text:p>
      <text:p text:style-name="P2">;</text:p>
      <text:p text:style-name="P2">alter\040table\040emp\040add\040primary\040key\040(Id);</text:p>
      <text:p text:style-name="P2">delete\040from\040emp\040where\040Id=2;</text:p>
      <text:p text:style-name="P2">select\040*\040from\040emp;</text:p>
      <text:p text:style-name="P2">insert\040into\040emp\040values\040(2,'Atul','Worker',8000);</text:p>
      <text:p text:style-name="P2">alter\040table\040emp\040add\040primary\040key\040(Id);</text:p>
      <text:p text:style-name="P2">desc\040emp;</text:p>
      <text:p text:style-name="P2">alter\040table\040emp\040add\040autoincrement\040(Id);</text:p>
      <text:p text:style-name="P2">alter\040table\040emp\040add\040auto\040increment\040(Id);</text:p>
      <text:p text:style-name="P2">select\040*\040from\040emp;</text:p>
      <text:p text:style-name="P2">alter\040table\040emp\040auto_increment=3;</text:p>
      <text:p text:style-name="P2">desc\040emp;</text:p>
      <text:p text:style-name="P2">insert\040into\040emp\040values(,'B','Store',9000);</text:p>
      <text:p text:style-name="P2">insert\040into\040emp\040values(\040,'B','Store',9000);</text:p>
      <text:p text:style-name="P2">insert\040into\040emp\040values('B','Store',9000);</text:p>
      <text:p text:style-name="P2">drop\040table\040emp;</text:p>
      <text:p text:style-name="P2">exit</text:p>
      <text:p text:style-name="P2">show\040databases;</text:p>
      <text:p text:style-name="P2">use\040mydb;</text:p>
      <text:p text:style-name="P2">show\040tables;</text:p>
      <text:p text:style-name="P2">select\040*\040from\040emp;</text:p>
      <text:p text:style-name="P2">seclect\040*\040from\040empM;</text:p>
      <text:p text:style-name="P2">seect\040*\040from\040empM;</text:p>
      <text:p text:style-name="P2">select\040*\040from\040empM;</text:p>
      <text:p text:style-name="P2">alter\040table\040empM\040add\040Date\040Date\040after\040Name;</text:p>
      <text:p text:style-name="P2">select\040*\040from\040empM;</text:p>
      <text:p text:style-name="P2">update\040empM\040set\040Date=2017-01-30\040where\040Name='Anil'</text:p>
      <text:p text:style-name="P2">;</text:p>
      <text:p text:style-name="P2"><text:soft-page-break/>select\040*\040from\040empM;</text:p>
      <text:p text:style-name="P2">update\040empM\040set\040Date='2017-01-30'\040where\040Name='Anil';</text:p>
      <text:p text:style-name="P2">select\040*\040from\040empM;</text:p>
      <text:p text:style-name="P2">update\040empM\040set\040Date=date_format('yyyy-mm-dd','2017-01-30')\040where\040Name='Anil';</text:p>
      <text:p text:style-name="P2">update\040empM\040set\040Date=('yyyy-mm-dd','2017-01-30')\040where\040Name='Anil';</text:p>
      <text:p text:style-name="P2">update\040empM\040set\040Date=date_format('yyyy-mm-dd','2017-01-30')\040where\040Name='Anil';</text:p>
      <text:p text:style-name="P2">create\040table\040exmDate(Name\040varchar(32),\040JDate\040Date);\040</text:p>
      <text:p text:style-name="P2">select\040*\040from\040exmDate;</text:p>
      <text:p text:style-name="P2">desc\040exmDate;</text:p>
      <text:p text:style-name="P2">insert\040into\040exmDate\040values('LOL','2017-01-01');</text:p>
      <text:p text:style-name="P2">select\040*\040from\040exmDate;</text:p>
      <text:p text:style-name="P2">alter\040empM\040add\040Jdate\040date\040after\040ries</text:p>
      <text:p text:style-name="P2">;</text:p>
      <text:p text:style-name="P2">desc\040empM;</text:p>
      <text:p text:style-name="P2">alter\040empM\040add\040Jdate\040date\040after\040Mname;</text:p>
      <text:p text:style-name="P2">alter\040table\040empM\040add\040Jdate\040date\040after\040Mname;</text:p>
      <text:p text:style-name="P2">desc\040empM;</text:p>
      <text:p text:style-name="P2">alter\040table\040empM\040set\040Jdate='2017-01-01'\040where\040Name='Anil';</text:p>
      <text:p text:style-name="P2">alter\040table\040empM\040add\040Jdate='2017-01-01'\040where\040Name='Anil';</text:p>
      <text:p text:style-name="P2">update\040empM\040add\040Jdate='2017-01-01'\040where\040Name='Anil';</text:p>
      <text:p text:style-name="P2">update\040empM\040set\040Jdate='2017-01-01'\040where\040Name='Anil';</text:p>
      <text:p text:style-name="P2">select\040*\040from\040empM;</text:p>
      <text:p text:style-name="P2">create\040table\040exmTime(Name\040varchar(32),\040Etime\040Time);</text:p>
      <text:p text:style-name="P2">desc\040exmTime;</text:p>
      <text:p text:style-name="P2">insert\040into\040exmTime\040values('Mohit','02:59:59');</text:p>
      <text:p text:style-name="P2">select\040*\040from\040exmTime;</text:p>
      <text:p text:style-name="P2">show\040databases;</text:p>
      <text:p text:style-name="P2">create\040database\040exmDB;</text:p>
      <text:p text:style-name="P2">use\040exmDB;</text:p>
      <text:p text:style-name="P2">show\040databases;</text:p>
      <text:p text:style-name="P2">drop\040database\040exmDB;</text:p>
      <text:p text:style-name="P2">show\040databases;</text:p>
      <text:p text:style-name="P2">show\040tables;</text:p>
      <text:p text:style-name="P2">use\040mydb;</text:p>
      <text:p text:style-name="P2">show\040tables;</text:p>
      <text:p text:style-name="P2">create\040table\040empsal(Id\040int\040not\040null\040auto_increment,\040Name\040varchar(32),\040Salary\040int\040primary\040key(Id));</text:p>
      <text:p text:style-name="P2">create\040table\040empsal(Id\040int\040not\040null\040auto_increment,\040Name\040varchar(32),\040Salary\040int,\040primary\040key(Id));</text:p>
      <text:p text:style-name="P2">select\040*\040from\040empsal;</text:p>
      <text:p text:style-name="P2">desc\040empsal;</text:p>
      <text:p text:style-name="P2">create\040table\040la(Id\040int,\040Name\040varchar(32));</text:p>
      <text:p text:style-name="P2">alter\040table\040la\040set\040primary\040key\040constraint(Id);</text:p>
      <text:p text:style-name="P2">alter\040table\040la\040add\040primary\040key\040constraint(Id);</text:p>
      <text:p text:style-name="P2">update\040la\040set\040primary\040key\040constraint(Id);</text:p>
      <text:p text:style-name="P2">alter\040table\040add\040constraint\040primary\040key(Id);</text:p>
      <text:p text:style-name="P2">alter\040table\040empsal\040add\040constraint\040primary\040key(Id);</text:p>
      <text:p text:style-name="P2">alter\040table\040la\040add\040constraint\040primary\040key(Id);</text:p>
      <text:p text:style-name="P2">desc\040la;</text:p>
      <text:p text:style-name="P2">show\040tables;</text:p>
      <text:p text:style-name="P2"><text:soft-page-break/>create\040table\040lk(Id\040int,\040Name\040varchar(32));</text:p>
      <text:p text:style-name="P2">alter\040table\040lk\040add\040constraint\040primary\040key(Id);</text:p>
      <text:p text:style-name="P2">desc\040lk;</text:p>
      <text:p text:style-name="P2">alter\040table\040lk\040add\040auto_increment(Id)=100;</text:p>
      <text:p text:style-name="P2">alter\040table\040lk\040add\040auto_increment;</text:p>
      <text:p text:style-name="P2">alter\040table\040lk\040modify\040Id\040int\040auto_increment;</text:p>
      <text:p text:style-name="P2">desc\040lk;</text:p>
      <text:p text:style-name="P2">alter\040table\040lk\040modify\040Id\040int\040auto_increment=100;</text:p>
      <text:p text:style-name="P2">alter\040table\040lk\040set\040auto_increment=100;</text:p>
      <text:p text:style-name="P2">alter\040table\040lk\040auto_increment=100;</text:p>
      <text:p text:style-name="P2">insert\040into\040lk\040(Name)\040values('Mohit'),('Monu);</text:p>
      <text:p text:style-name="P2">;</text:p>
      <text:p text:style-name="P2">;;</text:p>
      <text:p text:style-name="P2">;</text:p>
      <text:p text:style-name="P2">;;;</text:p>
      <text:p text:style-name="P2">;</text:p>
      <text:p text:style-name="P2">;;</text:p>
      <text:p text:style-name="P2">z</text:p>
      <text:p text:style-name="P2">use\040mydb</text:p>
      <text:p text:style-name="P2">show\040tables;</text:p>
      <text:p text:style-name="P2">create\040table\040lko(id\040int,\040name\040varchar(32));</text:p>
      <text:p text:style-name="P2">desc\040lko;</text:p>
      <text:p text:style-name="P2">alter\040table\040lko\040add\040constraint\040primary\040key(id);</text:p>
      <text:p text:style-name="P2">alter\040table\040lko\040modify\040id\040int\040auto_increment;</text:p>
      <text:p text:style-name="P2">alter\040table\040lko\040auto_increment=100;</text:p>
      <text:p text:style-name="P2">desc;</text:p>
      <text:p text:style-name="P2">desc\040lko;;</text:p>
      <text:p text:style-name="P2">select\040*\040from\040lm;</text:p>
      <text:p text:style-name="P2">select\040*\040from\040mm;</text:p>
      <text:p text:style-name="P2">truncate\040table\040mm;</text:p>
      <text:p text:style-name="P2">select\040*\040from\040mm;</text:p>
      <text:p text:style-name="P2">show\040tables;</text:p>
      <text:p text:style-name="P2">drop\040table\040lko;</text:p>
      <text:p text:style-name="P2">show\040tables;</text:p>
      <text:p text:style-name="P2">drop\040table\040lk,mm;</text:p>
      <text:p text:style-name="P2">show\040tables;</text:p>
      <text:p text:style-name="P2">select\040*\040from\040emp;</text:p>
      <text:p text:style-name="P2">create\040view\040vw\040select\040Id,Name,Deg\040from\040emp;</text:p>
      <text:p text:style-name="P2">create\040view\040vw\040as\040select\040Id,Name,Deg\040from\040emp;</text:p>
      <text:p text:style-name="P2">select\040*\040from\040vw;</text:p>
      <text:p text:style-name="P2">select\040*\040from\040empM;</text:p>
      <text:p text:style-name="P2">create\040view\040lo\040as\040select\040Id,\040Name,\040Mname\040from\040emp,empM;</text:p>
      <text:p text:style-name="P2">create\040view\040lo\040as\040select\040Id,\040Name,\040Name,\040Mname\040from\040emp,empM;</text:p>
      <text:p text:style-name="P2">create\040view\040lo\040as\040select\040Id,\040Mname\040from\040emp,empM;</text:p>
      <text:p text:style-name="P2">select\040*\040from\040lo;</text:p>
      <text:p text:style-name="P2">show\040tables;</text:p>
      <text:p text:style-name="P2">drop\040table\040emp,empM,empsal;</text:p>
      <text:p text:style-name="P2">show\040tables;</text:p>
      <text:p text:style-name="P2">drop\040table\040exmDate,exmTime,la,lo,vw;</text:p>
      <text:p text:style-name="P2">show\040tables;</text:p>
      <text:p text:style-name="P2">drop\040view\040lo,vw;</text:p>
      <text:p text:style-name="P2"><text:soft-page-break/>show\040tables;</text:p>
      <text:p text:style-name="P2">create\040table\040emp(Id\040int\040not\040null\040auto_increment,\040Name\040varchar(32),E-mail\040varchar(32),Address\040varchar(32),\040primary\040key(Id));</text:p>
      <text:p text:style-name="P2">create\040table\040emp(Id\040int\040not\040null\040auto_increment,\040Name\040varchar(32),Email\040varchar(32),Address\040varchar(32),\040primary\040key(Id));</text:p>
      <text:p text:style-name="P2">desc;</text:p>
      <text:p text:style-name="P2">desc\040emp;</text:p>
      <text:p text:style-name="P2">insert\040into\040emp\040(Name,\040Email,\040Address)\040values</text:p>
      <text:p text:style-name="P2">('Anil','fjnfjn@jg.com','fbhfvik'),</text:p>
      <text:p text:style-name="P2">('Atul','nfijn@jd.com','fuvsvn'),</text:p>
      <text:p text:style-name="P2">('Chetan','fjhvkjki@jgvij.com','sfuivhosid'),</text:p>
      <text:p text:style-name="P2">('Deepak','fjkjdfvv@kjghb.com','fvuhsoiffiu');</text:p>
      <text:p text:style-name="P2">insert\040into\040emp\040(Name,\040Email,\040Address)\040values\040('Anil','fjnfjn@jg.com','fbhfvik'),\040('Atul','nfijn@jd.com','fuvsvn'),\040('Chetan','fjhvkjki@jgvij.com','sfuivhosid'),\040('Deepak','fjkjdfvv@kjghb.com','fvuhsoiffiu');</text:p>
      <text:p text:style-name="P2">select\040*\040from\040emp;</text:p>
      <text:p text:style-name="P2">alter\040table\040emp\040add\040Lname\040varchar(32)\040after\040Name,\040ContactNo\040int\040after\040Address;</text:p>
      <text:p text:style-name="P2">alter\040table\040emp\040add\040Lname\040varchar(32)\040after\040Name,\040add\040ContactNo\040int\040after\040Address;</text:p>
      <text:p text:style-name="P2">sselect\040*\040from\040emp;</text:p>
      <text:p text:style-name="P2">select\040*\040from\040emp;</text:p>
      <text:p text:style-name="P2">update\040emp\040set\040Lname='Kumar',\040Contactno=2255226254\040where\040Id=1;</text:p>
      <text:p text:style-name="P2">update\040emp\040set\040Lname='Kumar',\040Contactno=2255226\040where\040Id=1;</text:p>
      <text:p text:style-name="P2">select\040*\040from\040emp;</text:p>
      <text:p text:style-name="P2">alter\040table\040emp\040modify\040ContactNo\040longint;</text:p>
      <text:p text:style-name="P2">alter\040table\040emp\040modify\040ContactNo\040long\040int;</text:p>
      <text:p text:style-name="P2">alter\040table\040emp\040modify\040ContactNo\040real;</text:p>
      <text:p text:style-name="P2">update\040emp\040set\040lname=Singh,\040ContactNo=9456459881\040where\040Id=2;</text:p>
      <text:p text:style-name="P2">update\040emp\040set\040lname='Singh',\040ContactNo=9456459881\040where\040Id=2;</text:p>
      <text:p text:style-name="P2">select\040*\040from\040emp;</text:p>
      <text:p text:style-name="P2">alter\040table\040emp\040add\040Local\040int\040aftrer\040Lname;</text:p>
      <text:p text:style-name="P2">alter\040table\040emp\040add\040Local\040int\040aftre\040Lname;</text:p>
      <text:p text:style-name="P2">alter\040table\040emp\040add\040Local\040int\040after\040Lname;</text:p>
      <text:p text:style-name="P2">select\040*\040from\040emp;</text:p>
      <text:p text:style-name="P2">alter\040table\040emp\040drop\040column\040Local;</text:p>
      <text:p text:style-name="P2">select\040*\040from\040emp;</text:p>
      <text:p text:style-name="P2">alter\040table\040emp\040rename\040to\040empD;</text:p>
      <text:p text:style-name="P2">show\040tables;</text:p>
      <text:p text:style-name="P2">create\040table\040emp\040as\040empD;</text:p>
      <text:p text:style-name="P2">insert\040into\040emp\040select\040*\040from\040empD;</text:p>
      <text:p text:style-name="P2">create\040table\040emp\040as\040select\040*\040from\040empD;</text:p>
      <text:p text:style-name="P2">show\040table;</text:p>
      <text:p text:style-name="P2">show\040tables;</text:p>
      <text:p text:style-name="P2">select\040*\040form\040emp;</text:p>
      <text:p text:style-name="P2">select\040*\040from\040emp;</text:p>
      <text:p text:style-name="P2">delete\040from\040empD\040where\040Id=4;</text:p>
      <text:p text:style-name="P2">select\040*\040from\040empD;</text:p>
      <text:p text:style-name="P2">alter\040table\040empD\040drop\040column\040Address;</text:p>
      <text:p text:style-name="P2">select\040*\040from\040empd;</text:p>
      <text:p text:style-name="P2">select\040*\040from\040empD;</text:p>
      <text:p text:style-name="P2">alter\040table\040empD\040add\040Adrress\040varchar(32)\040after\040ContactNo;</text:p>
      <text:p text:style-name="P2"><text:soft-page-break/>select\040*\040from\040empD;</text:p>
      <text:p text:style-name="P2">update\040emp\040set\040Address='Kanpur'\040where\040Id=1;</text:p>
      <text:p text:style-name="P2">update\040emp\040set\040Address='Kanpur'\040where\040Id=2;</text:p>
      <text:p text:style-name="P2">update\040emp\040set\040Address='Lucknow'\040where\040Id=3;</text:p>
      <text:p text:style-name="P2">desc\040empD;</text:p>
      <text:p text:style-name="P2">select\040*\040from\040empD;</text:p>
      <text:p text:style-name="P2">insert\040into\040emp\040values('Deepk','Chauhan','jfjvh@jf.com',8303164812,'Agra');</text:p>
      <text:p text:style-name="P2">insert\040into\040emp\040values(,'Deepk','Chauhan','jfjvh@jf.com',8303164812,'Agra');</text:p>
      <text:p text:style-name="P2">insert\040into\040emp\040(Name,\040Lname,\040Email,\040ContactNo,\040Adrress)\040values('Deepk','Chauhan','jfjvh@jf.com',8303164812,'Agra')</text:p>
      <text:p text:style-name="P2">,</text:p>
      <text:p text:style-name="P2">('Feth','Singh','fjnao@fkodf.com',998778712,'Faridabad');</text:p>
      <text:p text:style-name="P2">insert\040into\040emp\040(Name,\040Lname,\040Email,\040ContactNo,\040Adrress)\040values('Deepk','Chauhan','jfjvh@jf.com',8303164812,'Agra')\040,\040('Feth','Singh','fjnao@fkodf.com',998778712,'Faridabad');</text:p>
      <text:p text:style-name="P2">insert\040into\040empD\040(Name,\040Lname,\040Email,\040ContactNo,\040Adrress)\040values('Deepk','Chauhan','jfjvh@jf.com',8303164812,'Agra')\040,\040('Feth','Singh','fjnao@fkodf.com',998778712,'Faridabad');</text:p>
      <text:p text:style-name="P2">select\040*\040from\040empD;</text:p>
      <text:p text:style-name="P2">insert\040into\040emp\040(Name,\040Lname,\040Email,\040ContactNo,\040Address)\040values('Deepk','Chauhan','jfjvh@jf.com',8303164812,'Agra')\040,\040('Feth','Singh','fjnao@fkodf.com',998778712,'Faridabad');</text:p>
      <text:p text:style-name="P2">select\040*\040from\040emp;</text:p>
      <text:p text:style-name="P2">desc\040emp;</text:p>
      <text:p text:style-name="P2">alter\040table\040emp\040add\040constraint\040primary\040key(id);</text:p>
      <text:p text:style-name="P2">udate\040emp\040set\040id=4\040where\040name='Deepak';</text:p>
      <text:p text:style-name="P2">udate\040emp\040set\040Id=4\040where\040Name='Deepak';</text:p>
      <text:p text:style-name="P2">update\040emp\040set\040Id=4\040where\040Name='Deepak';</text:p>
      <text:p text:style-name="P2">select\040*\040from\040emp;</text:p>
      <text:p text:style-name="P2">delete\040from\040emp\040where\040Id=4;</text:p>
      <text:p text:style-name="P2">select\040*\040from\040emp;</text:p>
      <text:p text:style-name="P2">update\040emp\040set\040id=4\040where\040name='Deepak';</text:p>
      <text:p text:style-name="P2">select\040*\040from\040emp;</text:p>
      <text:p text:style-name="P2">update\040emp\040set\040Id=4\040where\040Name='Deepak';</text:p>
      <text:p text:style-name="P2">select\040*\040from\040emp;</text:p>
      <text:p text:style-name="P2">update\040emp\040set\040Id=4\040where\040Name='Deepk';</text:p>
      <text:p text:style-name="P2">select\040*\040from\040emp;</text:p>
      <text:p text:style-name="P2">alter\040table\040emp\040add\040constraint\040primary\040key(Id);</text:p>
      <text:p text:style-name="P2">select\040distinct\040Address\040from\040emp;</text:p>
      <text:p text:style-name="P2">select\040distinct\040Id,\040Name,\040Address\040from\040emp;</text:p>
      <text:p text:style-name="P2">select\040distinct\040Id,\040Name\040from\040emp;</text:p>
      <text:p text:style-name="P2">select\040distinct\040Id,\040Address\040from\040emp;</text:p>
      <text:p text:style-name="P2">select\040*\040from\040emp;</text:p>
      <text:p text:style-name="P2">select\040*\040from\040emp\040where\040Address='Kanpur'\040order\040by\040Name;</text:p>
      <text:p text:style-name="P2">select\040*\040from\040emp\040where\040address='Kanpur'\040order\040by\040Name\040asc;</text:p>
      <text:p text:style-name="P2">insert\040into\040emp\040(Name,\040Lname,\040Email,\040Address,\040ContactNo)\040values</text:p>
      <text:p text:style-name="P2">('Anju','Mittal','fjnijbg@fkj.com','Lucknow',9988776655),</text:p>
      <text:p text:style-name="P2">('Pankaj','Thakur','kfshi@fkg.com','Agra',995588774466):</text:p>
      <text:p text:style-name="P2">:</text:p>
      <text:p text:style-name="P2">;</text:p>
      <text:p text:style-name="P2"><text:soft-page-break/>insert\040into\040emp\040(Name,\040Lname,\040Email,\040Address,\040ContactNo)\040values\040('Anju','Mittal','fjnijbg@fkj.com','Lucknow',9988776655),\040('Pankaj','Thakur','kfshi@fkg.com','Agra',995588774466):\040:;</text:p>
      <text:p text:style-name="P2">insert\040into\040emp\040(Name,\040Lname,\040Email,\040Address,\040ContactNo)\040values\040('Anju','Mittal','fjnijbg@fkj.com','Lucknow',9988776655),\040('Pankaj','Thakur','kfshi@fkg.com','Agra',995588774466);</text:p>
      <text:p text:style-name="P2">alter\040table\040emp\040auto_increment=1;</text:p>
      <text:p text:style-name="P2">select\040*\040from\040emp;</text:p>
      <text:p text:style-name="P2">alter\040table\040emp\040auto_increment=5;</text:p>
      <text:p text:style-name="P2">insert\040into\040emp\040(Name,\040Lname,\040Email,\040Address,\040ContactNo)\040values\040('Anju','Mittal','fjnijbg@fkj.com','Lucknow',9988776655),\040('Pankaj','Thakur','kfshi@fkg.com','Agra',995588774466);</text:p>
      <text:p text:style-name="P2">select\040*\040from\040empD;</text:p>
      <text:p text:style-name="P2">update\040empD\040set\040Address='Faridabad'\040where\040Id=1;</text:p>
      <text:p text:style-name="P2">update\040empD\040set\040Adrress='Faridabad'\040where\040Id=1;</text:p>
      <text:p text:style-name="P2">select\040*\040from\040empD;</text:p>
      <text:p text:style-name="P2">alter\040table\040empD\040rename\040Adrress\040Address;\040</text:p>
      <text:p text:style-name="P2">alter\040table\040empD\040modify\040column\040Adrress\040Address;</text:p>
      <text:p text:style-name="P2">alter\040table\040empD\040modify\040column\040Adrress\040Address\040varchar(32);</text:p>
      <text:p text:style-name="P2">alter\040table\040empD\040change\040Adrress\040Address\040varchar(32);</text:p>
      <text:p text:style-name="P2">select\040*\040from\040empD;</text:p>
      <text:p text:style-name="P2">update\040empD\040set\040Adrress='Faridabad'\040where\040Id=1;</text:p>
      <text:p text:style-name="P2">update\040empD\040set\040Address='Kanpur'\040where\040Id=2;</text:p>
      <text:p text:style-name="P2">select\040*\040from\040empD;</text:p>
      <text:p text:style-name="P2">update\040empD\040set\040Address='Agra'\040where\040Id=2;</text:p>
      <text:p text:style-name="P2">select\040*\040from\040empD;</text:p>
      <text:p text:style-name="P2">update\040empD\040set\040Address='Kanpur'\040where\040Id=3;</text:p>
      <text:p text:style-name="P2">select\040*\040from\040empD;</text:p>
      <text:p text:style-name="P2">desc\040empD;</text:p>
      <text:p text:style-name="P2">insert\040into\040empD\040(Name,\040Lname,\040Email,\040ContactNo,\040Address)</text:p>
      <text:p text:style-name="P2">values</text:p>
      <text:p text:style-name="P2">('Anju','Kumar','fijrlali@lk.com',8877445511,'Kanpur'),</text:p>
      <text:p text:style-name="P2">('Do','lk','fjklkkoi@lv.com',5454748455,'Faridabad');</text:p>
      <text:p text:style-name="P2">insert\040into\040empD\040(Name,\040Lname,\040Email,\040ContactNo,\040Address)\040values\040('Anju','Kumar','fijrlali@lk.com',8877445511,'Kanpur'),\040('Do','lk','fjklkkoi@lv.com',5454748455,'Faridabad');</text:p>
      <text:p text:style-name="P2">select\040*\040from\040empD;</text:p>
      <text:p text:style-name="P2">select\040*\040from\040empD\040where\040address='Faridabad'\040order\040by=Name\040asc;</text:p>
      <text:p text:style-name="P2">select\040*\040from\040empD\040where\040address='Faridabad'\040order\040by='Name'\040asc;</text:p>
      <text:p text:style-name="P2">select\040*\040from\040empD\040where\040Address='Faridabad'\040order\040by\040Name\040asc;</text:p>
      <text:p text:style-name="P2">select\040*\040from\040empD\040where\040address='agra'\040order\040by\040id;</text:p>
      <text:p text:style-name="P2">exit</text:p>
      <text:p text:style-name="P2">show\040databases;</text:p>
      <text:p text:style-name="P2">use\040mydb;</text:p>
      <text:p text:style-name="P2">show\040ttables</text:p>
      <text:p text:style-name="P2">;</text:p>
      <text:p text:style-name="P2">show\040tables;</text:p>
      <text:p text:style-name="P2">desc\040emp;</text:p>
      <text:p text:style-name="P2">desc\040empd;</text:p>
      <text:p text:style-name="P2">desc\040empD;</text:p>
      <text:p text:style-name="P2">select\040*\040from\040empD;</text:p>
      <text:p text:style-name="P2"><text:soft-page-break/>select\040Address,count(*)\040from\040emD\040group\040by\040Address;</text:p>
      <text:p text:style-name="P2">select\040Address,count(*)\040from\040empD\040group\040by\040Address;</text:p>
      <text:p text:style-name="P2">select\040Address,count\040from\040empD\040group\040by\040Address;</text:p>
      <text:p text:style-name="P2">select\040Address,count(1)\040from\040empD\040group\040by\040Address;</text:p>
      <text:p text:style-name="P2">select\040Address,count(3)\040from\040empD\040group\040by\040Address;</text:p>
      <text:p text:style-name="P2">select\040Address,count(10)\040from\040empD\040group\040by\040Address;</text:p>
      <text:p text:style-name="P2">create\040table\040empDe(ID\040int,\040Name\040varchar(32),\040working_date\040date,\040working_hour\040int);</text:p>
      <text:p text:style-name="P2">insert\040into\040empDe\040(ID,\040Name,\040working_date,\040working_hour)\040values</text:p>
      <text:p text:style-name="P2">(1,'Ajeet','2015-01-24',12),</text:p>
      <text:p text:style-name="P2">(2,'Ayan','2015-01-24',10),</text:p>
      <text:p text:style-name="P2">(3,'Milan','2015-01-24',9),</text:p>
      <text:p text:style-name="P2">(4,'Ruchi','2015-01-24',6),</text:p>
      <text:p text:style-name="P2">(1,'Ajeet','2015-01-25',12),</text:p>
      <text:p text:style-name="P2">(2,'Ayan','2015-01-25',10),</text:p>
      <text:p text:style-name="P2">(4,'Ruchi','2015-01-25',6),</text:p>
      <text:p text:style-name="P2">(3,'Milan','2015-01-25',9),</text:p>
      <text:p text:style-name="P2">(1,'Ajeet','2015-01-26',12),</text:p>
      <text:p text:style-name="P2">(3,'Milan','2015-01-26',9);</text:p>
      <text:p text:style-name="P2">insert\040into\040empDe\040(ID,\040Name,\040working_date,\040working_hour)\040values\040(1,'Ajeet','2015-01-24',12),\040(2,'Ayan','2015-01-24',10),\040(3,'Milan','2015-01-24',9),\040(4,'Ruchi','2015-01-24',6),\040(1,'Ajeet','2015-01-25',12),\040(2,'Ayan','2015-01-25',10),\040(4,'Ruchi','2015-01-25',6),\040(3,'Milan','2015-01-25',9),\040(1,'Ajeet','2015-01-26',12),\040(3,'Milan','2015-01-26',9);</text:p>
      <text:p text:style-name="P2">select\040*\040from\040empDe;</text:p>
      <text:p text:style-name="P2">select\040Name,\040sum(working_hour)\040form\040empDe\040group\040by\040Id;</text:p>
      <text:p text:style-name="P2">select\040Name,\040sum(working_hour)\040form\040empDe\040group\040by\040ID;</text:p>
      <text:p text:style-name="P2">select\040Name,\040sum(working_hour)\040from\040empDe\040group\040by\040ID;</text:p>
      <text:p text:style-name="P2">select\040Name,\040sum(working_hour)\040from\040empDe\040group\040by\040Name;</text:p>
      <text:p text:style-name="P2">select\040Name,\040sum(working_hour)\040as\040"Total\040working\040Hours"\040from\040empDe\040group\040by\040Name;</text:p>
      <text:p text:style-name="P2">select\040Name,\040min(working_hour)\040as\040Min\040from\040empDe\040group\040by\040Name;</text:p>
      <text:p text:style-name="P2">select\040Name,\040min(working_hour)\040as\040Min\040from\040empDe\040group\040by\040Name\040asc;</text:p>
      <text:p text:style-name="P2">select\040Name,\040min(working_hour)\040as\040Min\040from\040empDe\040group\040by\040Name\040dsc;</text:p>
      <text:p text:style-name="P2">select\040Name,\040min(working_hour)\040as\040Min\040from\040empDe\040group\040by\040Name\040desc;</text:p>
      <text:p text:style-name="P2">select\040Name,\040sum(working_hour)\040as\040"Min\040Working\040Hour"\040from\040empDe\040group\040by\040Name\040having\040sum(working_hour)&gt;12</text:p>
      <text:p text:style-name="P2">;</text:p>
      <text:p text:style-name="P2">select\040Name,\040sum(working_hour)\040as\040"Min\040Working\040Hour"\040from\040empDe\040group\040by\040Name\040having\040sum(working_hour)&gt;=12</text:p>
      <text:p text:style-name="P2">;</text:p>
      <text:p text:style-name="P2">select\040Name,\040sum(working_hour)\040as\040"Min\040Working\040Hour"\040from\040empDe\040group\040by\040Name\040having\040sum(working_hour)&gt;=21;</text:p>
      <text:p text:style-name="P2">select\040*\040from\040empDe\040where\040Name='Ajeet'\040and\040ID&lt;1;</text:p>
      <text:p text:style-name="P2">select\040*\040from\040empDe\040where\040Name='Ajeet'\040and\040ID&lt;0;</text:p>
      <text:p text:style-name="P2">select\040*\040from\040empDe\040where\040Name='Ajeet'\040and\040ID&lt;2;</text:p>
      <text:p text:style-name="P2">select\040*\040from\040empDe\040where\040Name='Ajeet'\040or\040ID&gt;2;</text:p>
      <text:p text:style-name="P2">select\040*\040from\040empDe\040where\040Name='Ajeet'\040or\040ID&gt;100;</text:p>
      <text:p text:style-name="P2"><text:soft-page-break/>create\040table\040stu\040(Id\040int,\040Name\040varchar(32),\040Course\040Varchar(32));</text:p>
      <text:p text:style-name="P2">insert\040into\040stu\040(Id,\040Name,\040Course)\040values</text:p>
      <text:p text:style-name="P2">(1,'Milan','B.tech'),</text:p>
      <text:p text:style-name="P2">(2,'Ajeet','MBA'),</text:p>
      <text:p text:style-name="P2">(3,'Milan','MCA'),</text:p>
      <text:p text:style-name="P2">(4,'Rohan','B.tech'),</text:p>
      <text:p text:style-name="P2">(5,'Rohan','MCA');</text:p>
      <text:p text:style-name="P2">insert\040into\040stu\040(Id,\040Name,\040Course)\040values\040(1,'Milan','B.tech'),\040(2,'Ajeet','MBA'),\040(3,'Milan','MCA'),\040(4,'Rohan','B.tech'),\040(5,'Rohan','MCA');</text:p>
      <text:p text:style-name="P2">select\040*\040from\040empDe;</text:p>
      <text:p text:style-name="P2">show\040tables;</text:p>
      <text:p text:style-name="P2">select\040*\040form\040Stu;</text:p>
      <text:p text:style-name="P2">select\040*\040from\040Stu;</text:p>
      <text:p text:style-name="P2">select\040*\040from\040tu;</text:p>
      <text:p text:style-name="P2">select\040*\040from\040stu;</text:p>
      <text:p text:style-name="P2">select\040*\040from\040stu\040where\040(course='Mca'\040and\040Name='Rohan')\040or\040Id=2;</text:p>
      <text:p text:style-name="P2">select\040*\040from\040stu\040where\040(course='Mca'\040and\040Name='Rohan')\040or\040Id&lt;10;</text:p>
      <text:p text:style-name="P2">select\040*\040from\040stu\040where\040(course='MCA'\040and\040Name='Rohan')\040or\040Id&lt;10;</text:p>
      <text:p text:style-name="P2">select\040Id,Name,Course\040from\040stu\040where\040(course='MCA'\040and\040Name='Rohan')\040or\040Id&lt;10;</text:p>
      <text:p text:style-name="P2">select\040Id,Name,Course\040from\040stu\040where\040(course='MCA'\040and\040Name='Rohan')\040or\040Id&lt;1;</text:p>
      <text:p text:style-name="P2">select\040Id,Name,Course\040from\040stu\040where\040(course='MCA'\040and\040Name='Rohan')\040or\040Id&lt;=1;</text:p>
      <text:p text:style-name="P2">select\040Id,Name,Course\040from\040stu\040where\040(course='MCA'\040and\040Name='Rohan')\040or\040Id&lt;1;</text:p>
      <text:p text:style-name="P2">select\040Id,\040Name\040from\040stu\040where\040address\040like=</text:p>
      <text:p text:style-name="P2">'M%';</text:p>
      <text:p text:style-name="P2">select\040Id,\040Name\040from\040stu\040where\040address\040like=\040'M%';</text:p>
      <text:p text:style-name="P2">select\040Id,\040Name\040from\040stu\040where\040Address\040like='M%';</text:p>
      <text:p text:style-name="P2">select\040Id,\040Name\040from\040stu\040where\040course\040like='M%';</text:p>
      <text:p text:style-name="P2">select\040Id,\040Name\040from\040stu\040where\040course\040like\040'M%';</text:p>
      <text:p text:style-name="P2">select\040*\040from\040stu;</text:p>
      <text:p text:style-name="P2">select\040Id,Name\040from\040stu\040where\040course\040like\040'B_c';</text:p>
      <text:p text:style-name="P2">select\040Id,Name\040from\040stu\040where\040course\040like\040'B_h';</text:p>
      <text:p text:style-name="P2">select\040*\040from\040stu;</text:p>
      <text:p text:style-name="P2">select\040Id,Name\040from\040stu\040where\040course\040like\040'B_h';</text:p>
      <text:p text:style-name="P2">select\040Id,Name\040from\040stu\040where\040course\040like\040'M_A';</text:p>
      <text:p text:style-name="P2">select\040*\040from\040stu\040where\040course\040like\040'M_A';</text:p>
      <text:p text:style-name="P2">select\040*\040from\040stu\040where\040Course\040not\040like\040'M_A';</text:p>
      <text:p text:style-name="P2">show\040tables;</text:p>
      <text:p text:style-name="P2">select\040*\040from\040emp;</text:p>
      <text:p text:style-name="P2">select\040*\040from\040empD;</text:p>
      <text:p text:style-name="P2">select\040*\040from\040empDe;</text:p>
      <text:p text:style-name="P2">select\040*\040from\040empDe\040where\040Name\040in(A%);</text:p>
      <text:p text:style-name="P2">select\040*\040from\040empDe\040where\040Name\040in\040('A%');</text:p>
      <text:p text:style-name="P2">select\040*\040from\040empDe\040where\040Name\040in\040'A%';</text:p>
      <text:p text:style-name="P2">select\040*\040from\040empDe\040where\040Name\040in\040like\040'A%';</text:p>
      <text:p text:style-name="P2">select\040*\040from\040empDe\040where\040Name\040in\040('A%');</text:p>
      <text:p text:style-name="P2"><text:soft-page-break/>select\040*\040from\040empDe\040where\040Name\040in\040('A_t');</text:p>
      <text:p text:style-name="P2">select\040*\040from\040empDe\040where\040Name\040in\040('Ajeet',Ruchi);</text:p>
      <text:p text:style-name="P2">select\040*\040from\040empDe\040where\040Name\040in\040('Ajeet','Ruchi');</text:p>
      <text:p text:style-name="P2">select\040*\040from\040empDe\040where\040Name\040not\040in\040('Ajeet','Ruchi');</text:p>
      <text:p text:style-name="P2">select\040*\040from\040empDe\040where\040Name\040not\040like'A5";</text:p>
      <text:p text:style-name="P2">;</text:p>
      <text:p text:style-name="P2">'</text:p>
      <text:p text:style-name="P2">"</text:p>
      <text:p text:style-name="P2">;</text:p>
      <text:p text:style-name="P2">;;;;</text:p>
      <text:p text:style-name="P2">;</text:p>
      <text:p text:style-name="P2">z</text:p>
      <text:p text:style-name="P2">as</text:p>
      <text:p text:style-name="P2">cz</text:p>
      <text:p text:style-name="P2">x</text:p>
      <text:p text:style-name="P2">c</text:p>
      <text:p text:style-name="P2">v</text:p>
      <text:p text:style-name="P2">b</text:p>
      <text:p text:style-name="P2">n</text:p>
      <text:p text:style-name="P2">m</text:p>
      <text:p text:style-name="P2">l</text:p>
      <text:p text:style-name="P2">k</text:p>
      <text:p text:style-name="P2">j</text:p>
      <text:p text:style-name="P2">h</text:p>
      <text:p text:style-name="P2">g</text:p>
      <text:p text:style-name="P2">;</text:p>
      <text:p text:style-name="P2">'\040"</text:p>
      <text:p text:style-name="P2">"\040';</text:p>
      <text:p text:style-name="P2">'</text:p>
      <text:p text:style-name="P2">";</text:p>
      <text:p text:style-name="P2">select\040*\040from\040empDe\040where\040Name\040not\040like'A5";\^J;\^J'\040"\^J\^J\^J;\^J\^J;\^J\^J;\^J;;;;\^J\^J\^J;\^J\^J\^J;\^J\^J\^J\^Jz\^J\^J\^Jas\^Jcz\^J\^J\^J\^Jx\^Jc\^J\^Jv\^Jb\^Jn\^Jm\^Jl\^Jk\^Jj\^Jh\^Jg\^J;\^J\^J'\040"\040"\040';\^J'\^J";</text:p>
      <text:p text:style-name="P2">select\040*\040from\040empDe\040where\040Name\040not\040like'A%';</text:p>
      <text:p text:style-name="P2">select\040*\040from\040empDe\040where\040Name\040is\040like'A%';</text:p>
      <text:p text:style-name="P2">select\040*\040from\040empDe\040where\040Name\040in\040like'A%';</text:p>
      <text:p text:style-name="P2">select\040*\040from\040empDe\040where\040Name\040not\040like'M%','R%';</text:p>
      <text:p text:style-name="P2">select\040*\040from\040empDe\040where\040Name\040not\040like'M%,R%';</text:p>
      <text:p text:style-name="P2">select\040*\040from\040empD;</text:p>
      <text:p text:style-name="P2">select\040*\040from\040empD\040where\040Id\040not\040between\0402\040and\0406;</text:p>
      <text:p text:style-name="P2">show\040tables;</text:p>
      <text:p text:style-name="P2">select\040*\040from\040emp;</text:p>
      <text:p text:style-name="P2">select\040*\040from\040emp\040where\040ContactNo\040is\040null;</text:p>
      <text:p text:style-name="P2">select\040*\040from\040emp\040where\040ContactNo\040is\040not\040null;</text:p>
      <text:p text:style-name="P2">show\040tables;</text:p>
      <text:p text:style-name="P2">select\0408\040from\040empDE;</text:p>
      <text:p text:style-name="P2">select\0408\040from\040empDe;</text:p>
      <text:p text:style-name="P2">select\040*\040from\040empDe;</text:p>
      <text:p text:style-name="P2">insert\040into\040empDe\040(ID,\040Name,\040working_date,\040working_hour)\040values</text:p>
      <text:p text:style-name="P2">(5,'Raj','2015-02-28',45),</text:p>
      <text:p text:style-name="P2">(6,'Simran','2015-03-2');</text:p>
      <text:p text:style-name="P2"><text:soft-page-break/>insert\040into\040empDe\040(ID,\040Name,\040working_date,\040working_hour)\040values\040(5,'Raj','2015-02-28',45),\040(6,'Simran','2015-03-2');</text:p>
      <text:p text:style-name="P2">insert\040into\040empDe\040(ID,\040Name,\040working_date,\040working_hour)\040values\040(5,'Raj','2015-02-28',45),\040(6,'Simran','2015-03-2',21);</text:p>
      <text:p text:style-name="P2">select\040*\040from\040empD;</text:p>
      <text:p text:style-name="P2">select\040*\040from\040empDe;</text:p>
      <text:p text:style-name="P2">select\040*\040from\040empDe\040where\040working_date\040between\040'2015-01-25'\040and\040'2015-02-28';</text:p>
      <text:p text:style-name="P2">select\040*\040from\040empDe\040where\040working_date\040between\040('2015-01-25')\040and\040cast('2015-02-28');</text:p>
      <text:p text:style-name="P2">select\040*\040from\040empDe\040where\040working_date\040between\040cast('2015-01-25')\040and\040cast('2015-02-28');</text:p>
      <text:p text:style-name="P2">select\040*\040from\040empDe\040where\040working_date\040between\040cast('2015-01-25'\040as\040date)\040and\040cast('2015-02-28'\040as\040\040date);</text:p>
      <text:p text:style-name="P2">create\040table\040cust(Id\040int,\040Name\040varchar(32),\040Contact\040real,\040Address\040varchar(32));</text:p>
      <text:p text:style-name="P2">insert\040into\040cust\040(Id,\040Name,\040Contact,\040Address)\040values\040</text:p>
      <text:p text:style-name="P2">(1,'Aman',8303164812,'ljoofdnfdikcj'),</text:p>
      <text:p text:style-name="P2">(2,'Arjun',9369714646,'ijbjifsf'),</text:p>
      <text:p text:style-name="P2">(3,'Bheem',9580892493,'bsffgfsf'),</text:p>
      <text:p text:style-name="P2">(4,'Nakul',9738434316,'fdjskjfkvnj');</text:p>
      <text:p text:style-name="P2">insert\040into\040cust\040(Id,\040Name,\040Contact,\040Address)\040values\040\040(1,'Aman',8303164812,'ljoofdnfdikcj'),\040(2,'Arjun',9369714646,'ijbjifsf'),\040(3,'Bheem',9580892493,'bsffgfsf'),\040(4,'Nakul',9738434316,'fdjskjfkvnj');</text:p>
      <text:p text:style-name="P2">select\040*\040from\040sut;</text:p>
      <text:p text:style-name="P2">select\040*\040from\040cut;</text:p>
      <text:p text:style-name="P2">select\040*\040from\040cust;</text:p>
      <text:p text:style-name="P2">create\040table\040custD(Id\040int,\040Date\040date,\040Salary\040int);</text:p>
      <text:p text:style-name="P2">insert\040into\040custD\040(Id,\040Date,\040Salary)\040values</text:p>
      <text:p text:style-name="P2">(4,'2015-02-22',25000),</text:p>
      <text:p text:style-name="P2">(1,'2015-04-01',26000),</text:p>
      <text:p text:style-name="P2">(2,'2015-03-01',22000);</text:p>
      <text:p text:style-name="P2">insert\040into\040custD\040(Id,\040Date,\040Salary)\040values\040(4,'2015-02-22',25000),\040(1,'2015-04-01',26000),\040(2,'2015-03-01',22000);</text:p>
      <text:p text:style-name="P2">select\040*\040from\040custD;</text:p>
      <text:p text:style-name="P2">select\040Id,Name,Salary\040from\040cust\040inner\040join\040custD\040where\040cust.id=custD.id;</text:p>
      <text:p text:style-name="P2">select\040Id,Name,Salary\040from\040cust\040inner\040join\040custD\040where\040cust.id=custD.Id;</text:p>
      <text:p text:style-name="P2">select\040Id,Name,Salary\040from\040cust\040inner\040join\040custD\040where\040cust.Id=custD.Id;</text:p>
      <text:p text:style-name="P2">alter\040table\040cust\040modify\040Id\040Cid\040int;</text:p>
      <text:p text:style-name="P2">alter\040table\040cust\040modify\040Cid\040int;</text:p>
      <text:p text:style-name="P2">alter\040table\040cust\040modify\040Id\040Cid\040int;</text:p>
      <text:p text:style-name="P2">alter\040table\040cust\040modify\040Id\040varchar(32);</text:p>
      <text:p text:style-name="P2">alter\040table\040cust\040modify\040Id\040i\040int;</text:p>
      <text:p text:style-name="P2">alter\040table\040cust\040modify\040Id\040int;</text:p>
      <text:p text:style-name="P2">desc;</text:p>
      <text:p text:style-name="P2">desc\040cust;</text:p>
      <text:p text:style-name="P2">alter\040table\040cust\040alter\040column\040Id\040Cid\040int;</text:p>
      <text:p text:style-name="P2">alter\040table\040cust\040drop\040column\040Id;</text:p>
      <text:p text:style-name="P2">select\040*\040from\040cust;</text:p>
      <text:p text:style-name="P2"><text:soft-page-break/>alter\040table\040cust\040add\040column\040cid\040int\040before\040Name;</text:p>
      <text:p text:style-name="P2">alter\040table\040cust\040add\040column\040cid\040int\040first\040Name;</text:p>
      <text:p text:style-name="P2">alter\040table\040cust\040add\040column\040cid\040int\040first;</text:p>
      <text:p text:style-name="P2">select\040*\040from\040cust;</text:p>
      <text:p text:style-name="P2">update\040cust\040set\040cid=1\040where\040Name='Aman';</text:p>
      <text:p text:style-name="P2">select\040*\040from\040cust/</text:p>
      <text:p text:style-name="P2">;</text:p>
      <text:p text:style-name="P2">select\040*\040from\040cust;</text:p>
      <text:p text:style-name="P2">update\040cust\040set\040cid=2\040where\040Name='Arjun';</text:p>
      <text:p text:style-name="P2">update\040cust\040set\040cid=3\040where\040Name='Bheem';</text:p>
      <text:p text:style-name="P2">update\040cust\040set\040cid=4\040where\040Name='Nakul';</text:p>
      <text:p text:style-name="P2">select\040*\040from\040cust;</text:p>
      <text:p text:style-name="P2">show\040tables;</text:p>
      <text:p text:style-name="P2">select\040*\040from\040sut;</text:p>
      <text:p text:style-name="P2">select\040*\040from\040csut;</text:p>
      <text:p text:style-name="P2">select\040*\040from\040cust;</text:p>
      <text:p text:style-name="P2">select\040*\040from\040custD;</text:p>
      <text:p text:style-name="P2">select\040Id,Name,Salary\040from\040cust\040inner\040join\040custD\040where\040cust.cid=custD.id;</text:p>
      <text:p text:style-name="P2">alter\040table\040custD\040change\040Id\040CuId\040int;</text:p>
      <text:p text:style-name="P2">desc\040custD;</text:p>
      <text:p text:style-name="P2">alter\040table\040custD\040change\040Name\040CName\040varchar(32);</text:p>
      <text:p text:style-name="P2">alter\040table\040cust\040change\040Name\040CName\040varchar(32);</text:p>
      <text:p text:style-name="P2">desc\040cust;</text:p>
      <text:p text:style-name="P2">select\040Id,\040Name,\040salary\040from\040cust,custD\040where\040cust.cid=custD.cuId;</text:p>
      <text:p text:style-name="P2">select\040cId,\040Name,\040salary\040from\040cust,custD\040where\040cust.cid=custD.cuId;</text:p>
      <text:p text:style-name="P2">select\040cId,\040cName,\040salary\040from\040cust,custD\040where\040cust.cid=custD.cuId;</text:p>
      <text:p text:style-name="P2">show\040tables;</text:p>
      <text:p text:style-name="P2">drop\040table\040stu;</text:p>
      <text:p text:style-name="P2">create\040table\040stu(Sid\040int,Name\040varchar(32),Fname\040varchar(32),Contact\040real,Address\040varchar(32));</text:p>
      <text:p text:style-name="P2">insert\040into\040stu(Sid,\040Name,\040Fname,\040Contact,\040Address)\040values</text:p>
      <text:p text:style-name="P2">(1,'Aman','Rampal',9988774455,'akfhuieiv'),</text:p>
      <text:p text:style-name="P2">(2,'Chetan','RamSingh',8855669955,'lfjgvnis'),</text:p>
      <text:p text:style-name="P2">(3,'Pankaj','Ajeet',2255448866,'sdfjhnv'),</text:p>
      <text:p text:style-name="P2">(4,'Vijay','Brampal',8799557744,'fnfvks'),</text:p>
      <text:p text:style-name="P2">(5,'Rohit','Subodh',9958866544,'flvlsnfl');</text:p>
      <text:p text:style-name="P2">insert\040into\040stu(Sid,\040Name,\040Fname,\040Contact,\040Address)\040values\040(1,'Aman','Rampal',9988774455,'akfhuieiv'),\040(2,'Chetan','RamSingh',8855669955,'lfjgvnis'),\040(3,'Pankaj','Ajeet',2255448866,'sdfjhnv'),\040(4,'Vijay','Brampal',8799557744,'fnfvks'),\040(5,'Rohit','Subodh',9958866544,'flvlsnfl');</text:p>
      <text:p text:style-name="P2">select\040*\040from\040stu;</text:p>
      <text:p text:style-name="P2">create\040table\040stuD(Sid\040int,Branch\040varchar(32),Marks\040int);</text:p>
      <text:p text:style-name="P2">alter\040table\040stuD\040change\040Sid\040Id\040int;</text:p>
      <text:p text:style-name="P2">insert\040into\040stuD\040(Id,\040Branch,\040Marks)\040values\040</text:p>
      <text:p text:style-name="P2">(1,'MCA',350),</text:p>
      <text:p text:style-name="P2">(2,'MBA',348),</text:p>
      <text:p text:style-name="P2">(5,'MCA',368);</text:p>
      <text:p text:style-name="P2">insert\040into\040stuD\040(Id,\040Branch,\040Marks)\040values\040\040(1,'MCA',350),\040(2,'MBA',348),\040(5,'MCA',368);</text:p>
      <text:p text:style-name="P2">select\040*\040from\040StuD;</text:p>
      <text:p text:style-name="P2">select\040*\040from\040stuD;</text:p>
      <text:p text:style-name="P2"><text:soft-page-break/>select\040Id,Name,Contact,Branch,Marks\040from\040stu\040left\040outer\040join\040stuD\040on\040stu.Sid=stuD.Id;</text:p>
      <text:p text:style-name="P2">select\040Id,Name,Contact,Branch,Marks\040from\040stu\040right\040outer\040join\040stuD\040on\040stu.Sid=stuD.Id;</text:p>
      <text:p text:style-name="P2">select\040*\040from\040stu;</text:p>
      <text:p text:style-name="P2">select\040*\040from\040stuD;</text:p>
      <text:p text:style-name="P2">selct\040Id,Name,Branch,\040Marks,Contact\040from\040stu\040left\040outer\040join\040stu.Sid=stuD.Id;</text:p>
      <text:p text:style-name="P2">select\040Id,Name,Branch,\040Marks,Contact\040from\040stu\040left\040outer\040join\040stu.Sid=stuD.Id;</text:p>
      <text:p text:style-name="P2">select\040Id,Name,Branch,\040Marks,Contact\040from\040stu\040left\040outer\040join\040stu.Id=stuD.Id;</text:p>
      <text:p text:style-name="P2">select\040Id,Name,Branch,\040Marks,Contact\040from\040stu\040left\040outer\040join\040stu.Sid=stuD.Id;</text:p>
      <text:p text:style-name="P2">select\040Id,Name,Branch,\040Marks,Contact\040from\040stu\040left\040outer\040join\040where\040stu.Sid=stuD.Id;</text:p>
      <text:p text:style-name="P2">select\040Id,Name,Branch,\040Marks,Contact\040from\040stu\040left\040outer\040join\040on\040stu.Sid=stuD.Id;</text:p>
      <text:p text:style-name="P2">select\040Id,Name,Branch,\040Marks,Contact\040from\040stu\040left\040outer\040join\040on\040stuD\040stu.Sid=stuD.Id;</text:p>
      <text:p text:style-name="P2">select\040Id,Name,Branch,\040Marks,Contact\040from\040stu\040left\040outer\040join\040stuD\040on\040stu.Sid=stuD.Id;</text:p>
      <text:p text:style-name="P2">select\040Id,Name,Branch,\040Marks,Contact\040from\040stu\040right\040outer\040join\040stuD\040on\040stu.Sid=stuD.Id;</text:p>
      <text:p text:style-name="P2">select\040Id,Name,Branch,\040Marks,Contact\040from\040stu\040cross\040outer\040join\040stuD\040on\040stu.Sid=stuD.Id;</text:p>
      <text:p text:style-name="P2">select\040Id,Name,Branch,\040Marks,Contact\040from\040stu\040cross\040join\040stuD\040on\040stu.Sid=stuD.Id;</text:p>
      <text:p text:style-name="P2">select\040count(Name)\040form\040stu;</text:p>
      <text:p text:style-name="P2">select\040count(Name)\040from\040stu;</text:p>
      <text:p text:style-name="P2">select\040count(*)\040from\040stu\040where\040course='MCA';</text:p>
      <text:p text:style-name="P2">select\040count(*)\040from\040stu\040where\040Branch='MCA';</text:p>
      <text:p text:style-name="P2">select\040count(*)\040from\040stuD\040where\040Branch='MCA';</text:p>
      <text:p text:style-name="P2">select\040count(Name)\040from\040stuD\040where\040Branch='MCA';</text:p>
      <text:p text:style-name="P2">select\040*\040from\040stu;</text:p>
      <text:p text:style-name="P2">select\040*\040from\040stuD;</text:p>
      <text:p text:style-name="P2">select\040count(Id)\040from\040stuD\040where\040Branch='MCA';</text:p>
      <text:p text:style-name="P2">select\040count(Marks)\040from\040stuD\040where\040Branch='MCA';</text:p>
      <text:p text:style-name="P2">show\040tables;</text:p>
      <text:p text:style-name="P2">select\040*\040from\040empD:</text:p>
      <text:p text:style-name="P2">;</text:p>
      <text:p text:style-name="P2">select\040*\040from\040empD;</text:p>
      <text:p text:style-name="P2">select\040*\040from\040empDe;</text:p>
      <text:p text:style-name="P2">select\040avg(working_hour)\040as\040Average\040working\040Hour\040from\040empDe\040where\040working_hour&gt;5;\040</text:p>
      <text:p text:style-name="P2">select\040avg(working_hour)\040as\040Average_working_Hour\040from\040empDe\040where\040working_hour&gt;5;</text:p>
      <text:p text:style-name="P2">alter\040table\040empDe\040delete\040row\040where\040Id=6;</text:p>
      <text:p text:style-name="P2">select\040min(working_hour)\040from\040empD;</text:p>
      <text:p text:style-name="P2">select\040min(working_hour)\040from\040empDe;</text:p>
      <text:p text:style-name="P2">select\040*\040from\040empDe;</text:p>
      <text:p text:style-name="P2">select\040max(working_hour)\040from\040empDe;</text:p>
      <text:p text:style-name="P2"><text:soft-page-break/>select\040*\040from\040empDe\040limit\040;</text:p>
      <text:p text:style-name="P2">select\040*\040from\040empDe\040limit\0401;</text:p>
      <text:p text:style-name="P2">select\040*\040from\040empDe\040limit\0402;</text:p>
      <text:p text:style-name="P2">select\040*\040from\040empDe\040limit\0403;</text:p>
      <text:p text:style-name="P2">select\040*\040from\040empDe\040limit\0404;</text:p>
      <text:p text:style-name="P2">select\040*\040from\040empDe\040limit\0405;</text:p>
      <text:p text:style-name="P2">select\040*\040from\040empDe\040limit\0406;</text:p>
      <text:p text:style-name="P2">select\040*\040from\040empDe\040limit\04012;</text:p>
      <text:p text:style-name="P2">select\040*\040from\040empDe\040limit\04020;</text:p>
      <text:p text:style-name="P2">select\040*\040from\040empDe\040order\040by\040ID\040desc\040limit\0401;</text:p>
      <text:p text:style-name="P2">select\040*\040from\040empDe\040order\040by\040ID\040desc\040limit\0402;</text:p>
      <text:p text:style-name="P2">select\040*\040from\040empDe\040order\040by\040ID\040desc\040limit\0403;</text:p>
      <text:p text:style-name="P2">select\040*\040from\040empDe\040order\040by\040ID\040desc\040limit\0404;</text:p>
      <text:p text:style-name="P2">show\040tables;</text:p>
      <text:p text:style-name="P2">desc\040empD;</text:p>
      <text:p text:style-name="P2">select\040*\040from\040emp;</text:p>
      <text:p text:style-name="P2">show\040tables;</text:p>
      <text:p text:style-name="P2">select\040*\040from\040empD;</text:p>
      <text:p text:style-name="P2">select\040*\040from\040stu;</text:p>
      <text:p text:style-name="P2">select\040*\040from\040stuD;</text:p>
      <text:p text:style-name="P2">select\040*\040from\040cust;</text:p>
      <text:p text:style-name="P2">select\040*\040from\040custD;</text:p>
      <text:p text:style-name="P2">create\040table\040nes\040(id\040int,\040name\040varchar(32),\040salary\040varchar(32));</text:p>
      <text:p text:style-name="P2">insert\040into\040nes</text:p>
      <text:p text:style-name="P2">;</text:p>
      <text:p text:style-name="P2">alter\040table\040nes\040modify\040salary\040real;</text:p>
      <text:p text:style-name="P2">insert\040into\040nes(id,name,salary)</text:p>
      <text:p text:style-name="P2">values</text:p>
      <text:p text:style-name="P2">(1,'Vivek',25000),</text:p>
      <text:p text:style-name="P2">(2,'Vikash',24000),</text:p>
      <text:p text:style-name="P2">(3,'Vijay',26000),</text:p>
      <text:p text:style-name="P2">(4,'Vishal',22000),</text:p>
      <text:p text:style-name="P2">(5,'Rohit',28000);</text:p>
      <text:p text:style-name="P2">insert\040into\040nes(id,name,salary)\040values\040(1,'Vivek',25000),\040(2,'Vikash',24000),\040(3,'Vijay',26000),\040(4,'Vishal',22000),\040(5,'Rohit',28000);</text:p>
      <text:p text:style-name="P2">select\040*\040from\040nse;</text:p>
      <text:p text:style-name="P2">select\040*\040from\040nes;</text:p>
      <text:p text:style-name="P2">select\040*\040from\040nes\040where\040salary=max(salary);</text:p>
      <text:p text:style-name="P2">select\040max(salary)\040from\040nes;</text:p>
      <text:p text:style-name="P2">select\040max(salary)\040as\040Highest_salary\040from\040nes;</text:p>
      <text:p text:style-name="P2">select\040Id,Name,max(salary)\040as\040Highest_salary\040from\040nes;</text:p>
      <text:p text:style-name="P2">select\040id,name,max(salary)\040as\040Highest_salary\040from\040nes;</text:p>
      <text:p text:style-name="P2">select\040max(salary)\040from\040nes\040where\040not\040in\040(select\040max(salary)\040from\040nes);</text:p>
      <text:p text:style-name="P2">select\040max(salary)\040from\040nes\040where\040salary\040not\040in\040(select\040max(salary)\040from\040nes);</text:p>
      <text:p text:style-name="P2">select\040max(salary)\040from\040nes\040where\040salary\040not\040in\040(select\040top\0402\040salary\040from\040nes\040order\040by\040salary\040desc);</text:p>
      <text:p text:style-name="P2">select\040salary\040from\040nes\040</text:p>
      <text:p text:style-name="P2">;</text:p>
      <text:p text:style-name="P2">select\040salary\040from\040nes\040limit;</text:p>
      <text:p text:style-name="P2">select\040salary\040from\040nes\040limit\0401;</text:p>
      <text:p text:style-name="P2"><text:soft-page-break/>select\040salary\040from\040nes\040limit\0402;</text:p>
      <text:p text:style-name="P2">select\040salary\040from\040nes\040limit\0401,1;</text:p>
      <text:p text:style-name="P2">select\040salary\040from\040nes\040limit\0401,2;</text:p>
      <text:p text:style-name="P2">select\040salary\040from\040nes\040limit\0402,2;</text:p>
      <text:p text:style-name="P2">select\040salary\040from\040nes\040limit\0402,1;</text:p>
      <text:p text:style-name="P2">select\040salary\040from\040nes\040order\040by\040salary\040desc\040limit\0402,1;</text:p>
      <text:p text:style-name="P2">select\040*\040from\040nes;</text:p>
      <text:p text:style-name="P2">desc\040nes;</text:p>
      <text:p text:style-name="P2">alter\040table\040add\040primary\040key9id0;</text:p>
      <text:p text:style-name="P2">alter\040table\040add\040primary\040key(id);</text:p>
      <text:p text:style-name="P2">alter\040table\040add\040constraint\040primary\040key(id);</text:p>
      <text:p text:style-name="P2">alter\040table\040nes\040add\040primary\040key(id);</text:p>
      <text:p text:style-name="P2">show\040tables</text:p>
      <text:p text:style-name="P2">;</text:p>
      <text:p text:style-name="P2">desc\040stu;</text:p>
      <text:p text:style-name="P2">alter\040table\040stu\040add\040constraint\040primary\040key(Sid);</text:p>
      <text:p text:style-name="P2">exit</text:p>
      <text:p text:style-name="P2">show\040databases;</text:p>
      <text:p text:style-name="P2">use\040mydb;</text:p>
      <text:p text:style-name="P2">show\040tables;</text:p>
      <text:p text:style-name="P2">create\040database\040employees;</text:p>
      <text:p text:style-name="P2">use\040employees;</text:p>
      <text:p text:style-name="P2">exit</text:p>
      <text:p text:style-name="P2">show\040databases;</text:p>
      <text:p text:style-name="P2">use\040employeees;</text:p>
      <text:p text:style-name="P2">use\040employees;</text:p>
      <text:p text:style-name="P2">show\040tables;</text:p>
      <text:p text:style-name="P2">create\040table\040empd(Eid\040int,\040Name\040Varchar(32),\040Email\040varchar(32),\040Address\040varchar(32),\040Contact\040Real);</text:p>
      <text:p text:style-name="P2">desc\040empd;</text:p>
      <text:p text:style-name="P2">select\040*\040from\040empd;</text:p>
      <text:p text:style-name="P2">use\040mydb;</text:p>
      <text:p text:style-name="P2">show\040tables;</text:p>
      <text:p text:style-name="P2">select\040*\040from\040cust;</text:p>
      <text:p text:style-name="P2">select\040*\040from\040custD;</text:p>
      <text:p text:style-name="P2">show\040tables;</text:p>
      <text:p text:style-name="P2">select\040*\040from\040emp;</text:p>
      <text:p text:style-name="P2">select\040distinct\040address\040from\040emp;</text:p>
      <text:p text:style-name="P2">select\040*\040distinct\040address\040from\040emp;</text:p>
      <text:p text:style-name="P2">select\040\040distinct\040address\040*\040\040from\040emp;</text:p>
      <text:p text:style-name="P2">select\040distinct\040id,address\040from\040emp;</text:p>
      <text:p text:style-name="P2">select\040distinct\040address,id\040from\040emp;</text:p>
      <text:p text:style-name="P2">select\040distinct\040address\040from\040emp;</text:p>
      <text:p text:style-name="P2">select\040*\040from\040emp;</text:p>
      <text:p text:style-name="P2">select\040Id,\040Name,\040Address\040from\040emp\040where\040Address='Kanpur';</text:p>
      <text:p text:style-name="P2">select\040Id,\040Name,Lname,\040Address\040from\040emp\040where\040Address='Kanpur';</text:p>
      <text:p text:style-name="P2">select\040*\040from\040emp\040where\040Id=1;</text:p>
      <text:p text:style-name="P2">select\040*\040from\040emp\040where\040id\040&lt;3;</text:p>
      <text:p text:style-name="P2">select\040*\040from\040emp\040where\040id\040&gt;3;</text:p>
      <text:p text:style-name="P2">select\040*\040from\040emp\040where\040id&gt;2;</text:p>
      <text:p text:style-name="P2">select\040*\040from\040emp\040where\040id&gt;=2;</text:p>
      <text:p text:style-name="P2">select\040*\040from\040emp\040where\040id&lt;=2;</text:p>
      <text:p text:style-name="P2"><text:soft-page-break/>select\040*\040from\040emp\040where\040id&lt;&gt;2;</text:p>
      <text:p text:style-name="P2">select\040*\040from\040emp\040where\040between\0401,3;</text:p>
      <text:p text:style-name="P2">select\040*\040from\040emp\040where\040between1,3;</text:p>
      <text:p text:style-name="P2">select\040*\040from\040emp\040where\040between(1,3);</text:p>
      <text:p text:style-name="P2">select\040*\040from\040emp\040where\040between\040(1,3);</text:p>
      <text:p text:style-name="P2">select\040*\040from\040emp\040where\040between\040'1','3';</text:p>
      <text:p text:style-name="P2">select\040*\040from\040emp\040where\040between\040'1',\040'3';</text:p>
      <text:p text:style-name="P2">select\040*\040from\040emp\040between\040'1',\040'3';</text:p>
      <text:p text:style-name="P2">select\040*\040from\040emp\040between\0401,\0403;</text:p>
      <text:p text:style-name="P2">select\040*\040from\040emp\040between\040(1,30;</text:p>
      <text:p text:style-name="P2">select\040*\040from\040emp\040between\0401\040and\04030;</text:p>
      <text:p text:style-name="P2">select\040*\040from\040emp\040where\040Id\040between\0401,3;</text:p>
      <text:p text:style-name="P2">select\040*\040from\040emp\040where\040Id\040between\0401\040and\0403;</text:p>
      <text:p text:style-name="P2">select\040*\040from\040emp\040where\040Name='Anil'\040and\040city='Kanpur';</text:p>
      <text:p text:style-name="P2">select\040*\040from\040emp\040where\040Name='Anil'\040and\040Address='Kanpur';</text:p>
      <text:p text:style-name="P2">select\040*\040from\040emp\040order\040by;</text:p>
      <text:p text:style-name="P2">select\040*\040from\040emp;</text:p>
      <text:p text:style-name="P2">select\040*\040from\040emp\040order\040by\040Name;</text:p>
      <text:p text:style-name="P2">select\040*\040from\040emp\040order\040by\040Name\040asc;</text:p>
      <text:p text:style-name="P2">select\040*\040from\040emp\040order\040by\040Name\040desc;</text:p>
      <text:p text:style-name="P2">select\040*\040from\040emp\040order\040by\040Name,\040address;</text:p>
      <text:p text:style-name="P2">select\040*\040from\040emp;</text:p>
      <text:p text:style-name="P2">insert\040into\040emp\040(Name,\040Lname,\040Email,\040Address,\040ContactNo)\040values</text:p>
      <text:p text:style-name="P2">('Ajay','Singh','dfvnlk@fvkj.com','Vanarshi',5544887755'),</text:p>
      <text:p text:style-name="P2">('Vijay','Chaudhary','oircmo@fvk.com','Aligrah',7788448855);</text:p>
      <text:p text:style-name="P2">';</text:p>
      <text:p text:style-name="P2">insert\040into\040emp\040(Name,\040Lname,\040Email,\040Address,\040ContactNo)\040values\040('Ajay','Singh','dfvnlk@fvkj.com','Vanarshi',5544887755'),\^J('Vijay','Chaudhary','oircmo@fvk.com','Aligrah',7788448855);\^J';</text:p>
      <text:p text:style-name="P2">insert\040into\040emp\040(Name,\040Lname,\040Email,\040Address,\040ContactNo)\040values\040('Ajay','Singh','dfvnlk@fvkj.com','Vanarshi',5544887755),\^J('Vijay','Chaudhary','oircmo@fvk.com','Aligrah',7788448855);\^J</text:p>
      <text:p text:style-name="P2">insert\040into\040emp\040(Name,\040Lname,\040Email,\040Address,\040ContactNo)\040values\040('Ajay','Singh','dfvnlk@fvkj.com','Vanarshi',5544887755),\040('Vijay','Chaudhary','oircmo@fvk.com','Aligrah',7788448855);</text:p>
      <text:p text:style-name="P2">desc\040emp;</text:p>
      <text:p text:style-name="P2">alter\040table\040emp\040auto\040incrementcid;</text:p>
      <text:p text:style-name="P2">alter\040table\040emp\040auto_incrementcid;</text:p>
      <text:p text:style-name="P2">alter\040table\040emp\040auto_incrementc\040id;</text:p>
      <text:p text:style-name="P2">alter\040table\040add\040emp\040auto_incrementc\040id;</text:p>
      <text:p text:style-name="P2">alter\040table\040emp\040add\040auto_incrementc\040id;</text:p>
      <text:p text:style-name="P2">alter\040table\040emp\040auto_incrementc\040id;</text:p>
      <text:p text:style-name="P2">alter\040table\040emp\040auto_incrementc\040id=5;</text:p>
      <text:p text:style-name="P2">alter\040table\040emp\040auto_incrementc;</text:p>
      <text:p text:style-name="P2">alter\040table\040emp\040auto_increment;</text:p>
      <text:p text:style-name="P2">alter\040table\040emp\040auto_increment=5;</text:p>
      <text:p text:style-name="P2">select\040*\040from\040emp;</text:p>
      <text:p text:style-name="P2">insert\040into\040emp\040(Name,\040Lname,\040Email,\040Address,\040ContactNo)\040values\040('Ajay','Singh','dfvnlk@fvkj.com','Vanarshi',5544887755),\040('Vijay','Chaudhary','oircmo@fvk.com','Aligrah',7788448855);</text:p>
      <text:p text:style-name="P2"><text:soft-page-break/>insert\040into\040emp\040(Id,Name,\040Lname,\040Email,\040Address,\040ContactNo)\040values\040(5,'Ajay','Singh','dfvnlk@fvkj.com','Vanarshi',5544887755),\040(6,'Vijay','Chaudhary','oircmo@fvk.com','Aligrah',7788448855);</text:p>
      <text:p text:style-name="P2">select\040*\040from\040emp;</text:p>
      <text:p text:style-name="P2">select\040*\040from\040emp\040order\040by\040Name,\040Address;</text:p>
      <text:p text:style-name="P2">select\040*\040from\040emp\040order\040by\040id,\040Address;</text:p>
      <text:p text:style-name="P2">select\040*\040from\040emp\040order\040by\040Address,id;</text:p>
      <text:p text:style-name="P2">select\040*\040from\040emp\040order\040by\040id,\040Address\040desc;</text:p>
      <text:p text:style-name="P2">show\040databases;</text:p>
      <text:p text:style-name="P2">use\040employees;</text:p>
      <text:p text:style-name="P2">show\040table;</text:p>
      <text:p text:style-name="P2">show\040tables;</text:p>
      <text:p text:style-name="P2">desc\040empd;</text:p>
      <text:p text:style-name="P2">create\040table\040empde\040as\040empd;\040</text:p>
      <text:p text:style-name="P2">create\040table\040empde\040(Eid\040int\040not\040null\040auto_increment\040primary\040key)\040select\040from\040empd;</text:p>
      <text:p text:style-name="P2">create\040table\040empde\040(Eid\040int\040not\040null\040auto_increment\040primary\040key)\040select\040*from\040empd;</text:p>
      <text:p text:style-name="P2">desc\040empde;</text:p>
      <text:p text:style-name="P2">drop\040table\040empd;</text:p>
      <text:p text:style-name="P2">create\040table\040empd\040select\040*\040from\040empde;</text:p>
      <text:p text:style-name="P2">desc\040empd;</text:p>
      <text:p text:style-name="P2">insert\040into\040empd\040values(,'a','fv','sfv',1556);</text:p>
      <text:p text:style-name="P2">insert\040into\040empd\040(Name,\040Email,\040Address,\040Contact)\040values('a','fv','sfv',1556);</text:p>
      <text:p text:style-name="P2">select\040*\040from\040empd;</text:p>
      <text:p text:style-name="P2">insert\040into\040empd\040(Name,\040Email,\040Address,\040Contact)\040values('b','fdv','gsfv',9881556);</text:p>
      <text:p text:style-name="P2">select\040*\040from\040empd;</text:p>
      <text:p text:style-name="P2">drop\040\040\040table\040empd;</text:p>
      <text:p text:style-name="P2">show\040tables;</text:p>
      <text:p text:style-name="P2">use\040mydb;</text:p>
      <text:p text:style-name="P2">show\040tables.</text:p>
      <text:p text:style-name="P2">;</text:p>
      <text:p text:style-name="P2">show\040tables;</text:p>
      <text:p text:style-name="P2">select\040*\040from\040stuD</text:p>
      <text:p text:style-name="P2">;</text:p>
      <text:p text:style-name="P2">select\040*\040from\040cust;</text:p>
      <text:p text:style-name="P2">select\040*\040from\040custD;</text:p>
      <text:p text:style-name="P2">show\040tables;</text:p>
      <text:p text:style-name="P2">select\040*\040from\040emp;</text:p>
      <text:p text:style-name="P2">update\040emp\040set\040contactNo=9580892493;</text:p>
      <text:p text:style-name="P2">select\040*\040from\040emp;</text:p>
      <text:p text:style-name="P2">update\040emp\040set\040ContactNo=8303164812\040where\040Id=6;</text:p>
      <text:p text:style-name="P2">update\040emp\040set\040ContactNo=8303164812\040where\040Id=3,Id=0;</text:p>
      <text:p text:style-name="P2">update\040emp\040set\040ContactNo=8303164812\040where\040Id=3,\040Id=0;</text:p>
      <text:p text:style-name="P2">update\040emp\040set\040ContactNo=8303164812\040where\040Id=3\040and\040Id=0;</text:p>
      <text:p text:style-name="P2">select\040*\040from\040emp;</text:p>
      <text:p text:style-name="P2">update\040emp\040set\040ContactNo=8303164812\040where\040Id=3\040or\040Id=0;</text:p>
      <text:p text:style-name="P2">select\040*\040from\040emp;</text:p>
      <text:p text:style-name="P2">update\040emp\040set\040Lname='Rajput',\040ConntactNo=9369714646\040where\040id=3;</text:p>
      <text:p text:style-name="P2">update\040emp\040set\040Lname='Rajput',\040ContactNo=9369714646\040where\040id=3;</text:p>
      <text:p text:style-name="P2"><text:soft-page-break/>select\040*\040from\040emp;</text:p>
      <text:p text:style-name="P2">update\040emp\040set\040ContactNo=9456459881\040where\040Address='Kanpur';</text:p>
      <text:p text:style-name="P2">select\040*\040from\040emp;</text:p>
      <text:p text:style-name="P2">delete\040from\040emp\040where\040id=4;</text:p>
      <text:p text:style-name="P2">select\040*\040from\040emp;</text:p>
      <text:p text:style-name="P2">select\040*\040from\040\040empD;</text:p>
      <text:p text:style-name="P2">delete\040fromm\040empD;</text:p>
      <text:p text:style-name="P2">delete\040from\040empD;</text:p>
      <text:p text:style-name="P2">select\040*\040from\040empD;</text:p>
      <text:p text:style-name="P2">desc\040empD;</text:p>
      <text:p text:style-name="P2">show\040tables;</text:p>
      <text:p text:style-name="P2">select\040*\040from\040empDe;</text:p>
      <text:p text:style-name="P2">show\040tables;</text:p>
      <text:p text:style-name="P2">select\040*\040from\040cust;</text:p>
      <text:p text:style-name="P2">delete\040*\040from\040cust;</text:p>
      <text:p text:style-name="P2">delete\040*\040from\040cusr;</text:p>
      <text:p text:style-name="P2">delete\040*\040from\040cust;</text:p>
      <text:p text:style-name="P2">delete\040from\040cust;</text:p>
      <text:p text:style-name="P2">show\040tables;</text:p>
      <text:p text:style-name="P2">select\040*\040from\040empDe;</text:p>
      <text:p text:style-name="P2">select\040top\0402\040*\040from\040empDe;</text:p>
      <text:p text:style-name="P2">select\040*\040from\040empDe\040limit\0402;</text:p>
      <text:p text:style-name="P2">select\040*\040from\040empDe\040limit\0405;</text:p>
      <text:p text:style-name="P2">select\040*\040from\040empDe\040limit\0407;</text:p>
      <text:p text:style-name="P2">select\040*\040from\040empDe\040limit\0407,2;</text:p>
      <text:p text:style-name="P2">select\040*\040from\040empDe;</text:p>
      <text:p text:style-name="P2">select\040*\040from\040empDe\040limit\0401,2;</text:p>
      <text:p text:style-name="P2">select\040max(working_hour)\040from\040empde\040where\040working_hour=(select\040max(working_hour)\040from\040empDe);</text:p>
      <text:p text:style-name="P2">select\040max(working_hour)\040from\040empDe\040where\040working_hour=(select\040max(working_hour)\040from\040empDe);</text:p>
      <text:p text:style-name="P2">select\040max(working_hour)\040from\040empDe\040where\040working_hour\040not\040in(select\040max(working_hour)\040from\040empDe);</text:p>
      <text:p text:style-name="P2">select\040working_hour\040from\040empDe\040order\040by\040working_hour\040desc\040limit\0401;\040</text:p>
      <text:p text:style-name="P2">select\040working_hour\040from\040empDe\040order\040by\040working_hour\040desc\040limit\0401,2;</text:p>
      <text:p text:style-name="P2">select\040working_hour\040from\040empDe\040order\040by\040working_hour\040desc\040limit\0401,1;</text:p>
      <text:p text:style-name="P2">select\040working_hour\040from\040empDe\040order\040by\040working_hour\040desc\040limit\0402,1;</text:p>
      <text:p text:style-name="P2">select\040working_hour\040from\040empDe\040order\040by\040working_hour\040desc\040limit\0401;</text:p>
      <text:p text:style-name="P2">select\040working_hour\040from\040empDe\040order\040by\040working_hour\040desc\040limit\0401,1;</text:p>
      <text:p text:style-name="P2">select\040working_hour\040from\040empDe\040order\040by\040working_hour\040desc\040limit\0402,1;</text:p>
      <text:p text:style-name="P2">select\040working_hour\040from\040empDe\040order\040by\040working_hour\040desc\040limit\0403,1;</text:p>
      <text:p text:style-name="P2">select\040working_hour\040from\040empDe\040order\040by\040working_hour\040desc\040limit\0404,1;</text:p>
      <text:p text:style-name="P2"><text:soft-page-break/>select\040working_hour\040from\040empDe\040order\040by\040working_hour\040desc\040limit\0405,1;</text:p>
      <text:p text:style-name="P2">select\040working_hour\040from\040empDe\040order\040by\040working_hour\040desc\040limit\0406,1;</text:p>
      <text:p text:style-name="P2">select\040working_hour\040from\040empDe\040order\040by\040working_hour\040desc\040limit\0407,1;</text:p>
      <text:p text:style-name="P2">select\040working_hour\040from\040empDe\040order\040by\040working_hour\040desc\040limit\0408,1;</text:p>
      <text:p text:style-name="P2">select\040working_hour\040from\040empDe\040order\040by\040working_hour\040desc\040limit\0409,1;</text:p>
      <text:p text:style-name="P2">select\040working_hour\040from\040empDe\040order\040by\040working_hour\040desc\040limit\04010,1;</text:p>
      <text:p text:style-name="P2">show\040tables;</text:p>
      <text:p text:style-name="P2">select\040*\040from\040emp;</text:p>
      <text:p text:style-name="P2">select\040*\040from\040empDE;</text:p>
      <text:p text:style-name="P2">select\040*\040from\040empDe;</text:p>
      <text:p text:style-name="P2">select\040*\040from\040empDe\040where\040Name\040like\040'A%';</text:p>
      <text:p text:style-name="P2">select\040*\040from\040empDe\040where\040Name\040like\040'%e%';</text:p>
      <text:p text:style-name="P2">select\040*\040from\040empDe\040where\040Name\040like\040'%t';</text:p>
      <text:p text:style-name="P2">select\040*\040from\040empDe\040where\040Name\040not\040like\040'A%';</text:p>
      <text:p text:style-name="P2">select\040*\040from\040empDe\040where\040city\040like\040'_n';</text:p>
      <text:p text:style-name="P2">select\040*\040from\040empDe\040where\040Name\040like\040'_n';</text:p>
      <text:p text:style-name="P2">select\040*\040from\040empDe\040where\040Name\040like\040'_ran';</text:p>
      <text:p text:style-name="P2">select\040*\040from\040empDe\040where\040Name\040like\040'_imran';</text:p>
      <text:p text:style-name="P2">select\040*\040from\040empDe\040where\040Name\040like\040'%n';</text:p>
      <text:p text:style-name="P2">select\040*\040from\040empDe\040where\040Name\040like\040'[ams]%';</text:p>
      <text:p text:style-name="P2">select\040*\040from\040empDe\040where\040Name\040like\040'[AMS]%';</text:p>
      <text:p text:style-name="P2">select\040*\040from\040empDe\040where\040Name\040like\040'[A]%';</text:p>
      <text:p text:style-name="P2">select\040*\040from\040empDe\040where\040Name\040like\040'[!A]%';</text:p>
      <text:p text:style-name="P2">select\040*\040from\040empDe\040where\040Name\040like\040'[A-M]%';</text:p>
      <text:p text:style-name="P2">select\040*\040from\040empDe;</text:p>
      <text:p text:style-name="P2">select\040*\040from\040empDe\040where\040Name\040in\040('Ajeet','Simran');</text:p>
      <text:p text:style-name="P2">select\040*\040from\040empDe\040where\040Name\040in\040('Ajeet',12);</text:p>
      <text:p text:style-name="P2">select\040*\040from\040empDe\040where\040Name\040in\040('Ajeet',21);</text:p>
      <text:p text:style-name="P2">select\040*\040from\040empDe\040where\040Name,working_hour\040in\040('Ajeet',21);</text:p>
      <text:p text:style-name="P2">select\040*\040from\040empDe\040where\040Name\040in\040('Ajeet','Ajay');</text:p>
      <text:p text:style-name="P2">select\040*\040from\040empDe;</text:p>
      <text:p text:style-name="P2">select\040*\040from\040empDe\040where\040name\040in\040('Ajeet','Ayan');</text:p>
      <text:p text:style-name="P2">select\040*\040from\040empDe\040where\040ID\040between\0401\040and\0406;</text:p>
      <text:p text:style-name="P2">select\040*\040from\040empDe\040where\040ID\040between\0402\040and\0406;</text:p>
      <text:p text:style-name="P2">select\040*\040from\040empDe\040where\040ID\040between\0403\040and\0406;</text:p>
      <text:p text:style-name="P2">select\040*\040from\040empDe\040where\040ID\040not\040betweem\0403\040and\0406;</text:p>
      <text:p text:style-name="P2">select\040*\040from\040empDe\040where\040ID\040not\040between\0403\040and\0406;</text:p>
      <text:p text:style-name="P2">select\040*\040from\040empDe;</text:p>
      <text:p text:style-name="P2">select\040*\040from\040empDe\040where\040working_date\040not\040in\040'2015-01-25'\040and\040'2015-03-02';</text:p>
      <text:p text:style-name="P2">select\040*\040from\040empDe\040where\040working_date\040not\040in\040between\040'2015-01-25'\040and\040'2015-03-02';</text:p>
      <text:p text:style-name="P2">select\040*\040from\040empDe\040where\040working_hour\040not\040in\040between\040'2015-01-25'\040and\040'2015-03-02';</text:p>
      <text:p text:style-name="P2">select\040*\040from\040empDe\040where\040working_date\040not\040in\040between\040'2015-01-25'\040and\040'2015-03-02';</text:p>
      <text:p text:style-name="P2"><text:soft-page-break/>select\040*\040from\040empDe\040where\040working_date\040not\040between\040'2015-01-25'\040and\040'2015-03-02';</text:p>
      <text:p text:style-name="P2">select\040*\040from\040empDe\040as\040al;</text:p>
      <text:p text:style-name="P2">al;</text:p>
      <text:p text:style-name="P2">select\040*\040from\040al;</text:p>
      <text:p text:style-name="P2">use\040employees;</text:p>
      <text:p text:style-name="P2">show\040tables;</text:p>
      <text:p text:style-name="P2">select\040*\040from\040empde;</text:p>
      <text:p text:style-name="P2">desc\040empde;</text:p>
      <text:p text:style-name="P2">insert\040into\040empde\040(Name,\040Email,\040Address,\040Contact)\040values('Raj','fvnnidlf','Faridabad',9988774455);</text:p>
      <text:p text:style-name="P2">select\040*\040from\040empde;</text:p>
      <text:p text:style-name="P2">drop\040table\040empde;</text:p>
      <text:p text:style-name="P2">show\040tables;</text:p>
      <text:p text:style-name="P2">create\040table\040empd(Eid\040int\040not\040null\040auto_increment=101\040primary\040key,\040EName\040varchar(32),\040Ecompany\040varchar(32),\040Email\040varchar(32),\040City\040varchar(32),\040Contact\040real);\040</text:p>
      <text:p text:style-name="P2">create\040table\040empd(Eid\040int\040not\040null\040auto_increment\040primary\040key,\040EName\040varchar(32),\040Ecompany\040varchar(32),\040Email\040varchar(32),\040City\040varchar(32),\040Contact\040real);</text:p>
      <text:p text:style-name="P2">alter\040table\040empd\040auto_increment=101;</text:p>
      <text:p text:style-name="P2">desc\040empd;</text:p>
      <text:p text:style-name="P2">alter\040table\040empd\040alter\040City\040set\040default\040'Faridabad';</text:p>
      <text:p text:style-name="P2">desc\040empd;</text:p>
      <text:p text:style-name="P2">insert\040into\040empd\040(Ename,\040Ecompany,\040Email,City,\040Contact)\040values('Ajay','TCS','mail@domain.com','Agra',9988776655);</text:p>
      <text:p text:style-name="P2">select\040*\040from\040empd;</text:p>
      <text:p text:style-name="P2">insert\040into\040empd\040(Ename,\040Ecompany,\040Email,City,\040Contact)\040values('Ajay','TCS','mail@domain.com','\040',9988775845);</text:p>
      <text:p text:style-name="P2">select\040*\040from\040empd;</text:p>
      <text:p text:style-name="P2">insert\040into\040empd\040(Ename,\040Ecompany,\040Email,City,\040Contact)\040values('Ajay','TCS','mail@domain.com',\040,9988775845);</text:p>
      <text:p text:style-name="P2">insert\040into\040empd\040(Ename,\040Ecompany,\040Email,City,\040Contact)\040values('Ajay','TCS','mail@domain.com',\0409988775845);</text:p>
      <text:p text:style-name="P2">insert\040into\040empd\040(Ename,\040Ecompany,\040Email,\040Contact)\040values('Ajay','TCS','mail@domain.com',\0409988775845);</text:p>
      <text:p text:style-name="P2">select\040*\040from\040empd;</text:p>
      <text:p text:style-name="P2">delete\040form\040table\040where\040id=102;</text:p>
      <text:p text:style-name="P2">delete\040from\040table\040where\040id=102;</text:p>
      <text:p text:style-name="P2">delete\040from\040empd\040where\040id=102;</text:p>
      <text:p text:style-name="P2">delete\040from\040empd\040where\040Eid=102;</text:p>
      <text:p text:style-name="P2">select\040*\040from\040empd;</text:p>
      <text:p text:style-name="P2">delect\040from\040empd\040where\040Eid=103;</text:p>
      <text:p text:style-name="P2">delete\040from\040empd\040where\040Eid=103;</text:p>
      <text:p text:style-name="P2">select\040*\040from\040empd;</text:p>
      <text:p text:style-name="P2">insert\040into\040empd\040(Ename,\040Ecompany,\040Email,\040City,\040Contact)\040values\040</text:p>
      <text:p text:style-name="P2">('Amit','TechMeh','hismail@domain.com','Lucknow',9955664477),</text:p>
      <text:p text:style-name="P2">('Shivam','UST','mail@domain.com','Meerut',9876543210);</text:p>
      <text:p text:style-name="P2">insert\040into\040empd\040(Ename,\040Ecompany,\040Email,\040City,\040Contact)\040values\040\040('Amit','TechMeh','hismail@domain.com','Lucknow',9955664477),\040('Shivam','UST','mail@domain.com','Meerut',9876543210);</text:p>
      <text:p text:style-name="P2"><text:soft-page-break/>select\040*\040from\040empd;</text:p>
      <text:p text:style-name="P2">create\040table\040empsal(Eid\040int,\040sal_date\040date,\040Salary\040int);</text:p>
      <text:p text:style-name="P2">alter\040table\040empsal\040add\040constraint\040primary\040key\040Eid;</text:p>
      <text:p text:style-name="P2">alter\040table\040empsal\040add\040constraint\040primary\040key\040'Eid';</text:p>
      <text:p text:style-name="P2">alter\040table\040empsal\040add\040constraint\040primary\040key(Eid);</text:p>
      <text:p text:style-name="P2">desc\040empsal;</text:p>
      <text:p text:style-name="P2">select\040*\040from\040empd;</text:p>
      <text:p text:style-name="P2">insert\040into\040empsal\040(Eid,\040Sal_date,\040Salary)\040values</text:p>
      <text:p text:style-name="P2">(101,'2017-01-01',25000),</text:p>
      <text:p text:style-name="P2">(104,'2016-12-01',26000),</text:p>
      <text:p text:style-name="P2">(105,'2016-11-01',27000);</text:p>
      <text:p text:style-name="P2">insert\040into\040empsal\040(Eid,\040Sal_date,\040Salary)\040values\040(101,'2017-01-01',25000),\040(104,'2016-12-01',26000),\040(105,'2016-11-01',27000);</text:p>
      <text:p text:style-name="P2">select\040*\040from\040empsal;</text:p>
      <text:p text:style-name="P2">select\040Eid.empd,Ename.empd,sal_date.empsal,Salary.empsal\040from\040empd\040inner\040join\040empsal\040where\040Eid.empd=Eid.empsal;</text:p>
      <text:p text:style-name="P2">desc\040empd;</text:p>
      <text:p text:style-name="P2">desc\040empsal;</text:p>
      <text:p text:style-name="P2">select\040Eid.empd,Ename.empd,sal_date.empsal,Salary.empsal\040from\040empd\040inner\040join\040empsal\040where\040Eid.empd=Eid.empsal;</text:p>
      <text:p text:style-name="P2">select\040Eid.empd,\040Ename.empd,\040Salary.empsal,\040sal_date.empsal\040from\040empd\040inner\040join\040empsal\040where\040Eid.empd=Eid.empsal;</text:p>
      <text:p text:style-name="P2">select\040Eid,\040Ename.empd,\040Salary.empsal,\040sal_date.empsal\040from\040empd\040inner\040join\040empsal\040where\040Eid.empd=Eid.empsal;</text:p>
      <text:p text:style-name="P2">alter\040table\040empd\040change\040Eid\040Id\040int;</text:p>
      <text:p text:style-name="P2">desc\040empd;</text:p>
      <text:p text:style-name="P2">select\040Id.empd,\040Ename.empd,\040Salary.empsal,\040sal_date.empsal\040from\040empd\040inner\040join\040empsal\040where\040Id.empd=Eid.empsal;</text:p>
      <text:p text:style-name="P2">select\040Id,\040Ename.empd,\040Salary.empsal,\040sal_date.empsal\040from\040empd\040inner\040join\040empsal\040where\040Id.empd=Eid.empsal;</text:p>
      <text:p text:style-name="P2">select\040Id,\040Ename,\040Salary.empsal,\040sal_date.empsal\040from\040empd\040inner\040join\040empsal\040where\040Id.empd=Eid.empsal;</text:p>
      <text:p text:style-name="P2">select\040Id,\040Ename,\040Salary,\040sal_date\040from\040empd\040inner\040join\040empsal\040where\040Id.empd=Eid.empsal;</text:p>
      <text:p text:style-name="P2">select\040Id,\040Ename,\040Salary,\040sal_date\040from\040empd\040inner\040join\040empsal\040where\040Id=Eid;</text:p>
      <text:p text:style-name="P2">select\040Id\040as\040Eid,\040Ename,\040Salary,\040sal_date\040from\040empd\040inner\040join\040empsal\040where\040Id=Eid;</text:p>
      <text:p text:style-name="P2">select\040Id\040as\040Eid,\040Ename\040as\040Employee_Name,\040Salary,\040sal_date\040from\040empd\040inner\040join\040empsal\040where\040Id=Eid;</text:p>
      <text:p text:style-name="P2">select\040Id\040as\040Eid,\040Ename\040as\040Employee_Name,\040Salary,\040sal_date\040as\040starting_Date\040from\040empd\040inner\040join\040empsal\040where\040Id=Ei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8:03:17.428745216</meta:creation-date>
    <dc:date>2017-02-07T19:17:51.296133927</dc:date>
    <meta:editing-duration>PT1M3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0" meta:paragraph-count="872" meta:word-count="872" meta:character-count="46209" meta:non-whitespace-character-count="46209"/>
  </office:meta>
</office:document-meta>
</file>